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8.451cm" fo:break-before="auto" style:use-optimal-row-height="true"/>
    </style:style>
    <style:style style:name="ro34" style:family="table-row">
      <style:table-row-properties style:row-height="2.29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ro36" style:family="table-row">
      <style:table-row-properties style:row-height="7.167cm" fo:break-before="auto" style:use-optimal-row-height="true"/>
    </style:style>
    <style:style style:name="ro37" style:family="table-row">
      <style:table-row-properties style:row-height="4.006cm" fo:break-before="auto" style:use-optimal-row-height="true"/>
    </style:style>
    <style:style style:name="ro3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language-complex="ar" style:country-complex="SA"/>
    </style:style>
    <style:style style:name="T3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3T12:19:15.39">
            <text:p>0323 <text:s/>1219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3T12:19:15.39">
            <text:p>0323 <text:s/>1219</text:p>
          </table:table-cell>
          <table:table-cell table:style-name="ce8" table:formula="of:=NOW()" office:value-type="date" office:date-value="2022-03-23T12:19:15.39">
            <text:p>0323 <text:s/>121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3T12:19:15.39">
            <text:p>0323 <text:s/>121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23T12:19:15.39">
            <text:p>0323 <text:s/>1219</text:p>
          </table:table-cell>
          <table:table-cell table:style-name="ce8" table:formula="of:=NOW()" office:value-type="date" office:date-value="2022-03-23T12:19:15.39">
            <text:p>0323 <text:s/>1219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3">C:\WORKS_2\WS\WS_Others.JVEMV6\JVEMV6\37_miscs\9_prog_lang\data\jinkotosetai_r4_2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3"><text:a xlink:href="https://www.mlit.go.jp/statistics/details/t-jutaku-2_tk_000002.html">https://www.mlit.go.jp/statistics/details/t-jutaku-2_tk_000002.html</text:a></text:span></text:p>
            <text:p><text:span text:style-name="T3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zaczęła <text:s/>pobiegać do mnie. (2) Mike. &lt;1&gt; Najpierw na ścianie. &lt;2&gt; Chwyciłem ją. &lt;3&gt; Ona robi krzyczący głos. &lt;4&gt; Na ziemię, ona kaczki. A potem pobiegł na ulicy. &lt;5&gt; później, poszedłem na zachodnej działce. Ona wewnątrz ogrodzenia. &lt;6&gt; Powiedziałem jej, `Chodź`. &lt;7&gt; Z powrotem w parku, Mike nie przychodzi do ściany. Pozostaje wewnątrz 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prawie na środku między ogrorzeniem wystającym i schodami. (2) Mike. 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Padał. Obaj wewnątrz ogrodzenia. (2) Chyba, około czasu kiedy zacząłem dawać jedzenie forma pasty, jedny głos kota przyszedł z prawej strony przestrzeni pod basenie. &lt;1&gt; Kot jest Don. &lt;2&gt; Mówię do niego, `Dam ci wkrótce`. (2) Teraz, Mike zniknąła. &lt;1&gt; W tym momencie, Don też wydaje się, że zniknął. <text:s/>&lt;2&gt; Potem, Kuro też pójdzie na południe basena. &lt;3&gt; Następnie, Don pojawił się z prawej strony. (3) Otwieram nową torbę jedzenia, przyklejam go przez ogrodzenie. &lt;1&gt; Don nie 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#NAME?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#NAME?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#NAME?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3">
            <text:p>123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3T11:08:03.2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1" svg:width="2.899cm" svg:height="3.265cm" svg:x="29.024cm" svg:y="383.955cm" draw:caption-point-x="-0.61cm" draw:caption-point-y="1.511cm">
              <dc:creator>ik</dc:creator>
              <dc:date>2022-03-23T00:00:00</dc:date>
              <text:p text:style-name="P1">“^~1” → with the previous 1 word</text:p>
            </office:annotation>
            <text:p>Wtorek, dwudziesty drugi marca.</text:p>
            <text:p>يوم الثلاثاء، الثاني وعشرين من شهر <text:span text:style-name="T2">مارس.</text:span> \ التاسع 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#REF!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#REF!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#REF!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8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3">2022/03/23</text:date>, <text:time>12:1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3T12:19:14.69</dc:date>
    <dc:creator>iwabuchi ken</dc:creator>
    <meta:editing-duration>P16DT1H48M8S</meta:editing-duration>
    <meta:editing-cycles>2234</meta:editing-cycles>
    <meta:generator>OpenOffice/4.1.3$Win32 OpenOffice.org_project/413m1$Build-9783</meta:generator>
    <meta:document-statistic meta:table-count="2" meta:cell-count="972" meta:object-count="0"/>
  </office:meta>
</office:document-meta>
</file>